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ist_20_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rojet 3 de NSI</text:p>
      <text:p text:style-name="P1"/>
      <text:p text:style-name="Standard">Le projet 3 pour tavailler avec des base de donnée au format csv .</text:p>
      <text:p text:style-name="Standard"/>
      <text:p text:style-name="Standard">Sommaire;</text:p>
      <text:list xml:id="list3808385481" text:style-name="List_20_1">
        <text:list-item>
          <text:p text:style-name="P3">a.tables</text:p>
        </text:list-item>
        <text:list-item>
          <text:p text:style-name="P3">b.fonctions</text:p>
        </text:list-item>
        <text:list-item>
          <text:p text:style-name="P3">c.Plus Avancé</text:p>
        </text:list-item>
      </text:list>
      <text:p text:style-name="Standard"/>
      <text:p text:style-name="Standard">-----------</text:p>
      <text:p text:style-name="Standard">a.Les tables</text:p>
      <text:p text:style-name="Standard">-----------</text:p>
      <text:p text:style-name="Standard"/>
      <text:p text:style-name="Standard">Pour ce projet ,2 tables on été définie ; zoo.csv ; gestion.csv</text:p>
      <text:p text:style-name="Standard">ils sont toutes deux définie au format ‘csv’ avec donc les données séparer par des virgules ;</text:p>
      <text:p text:style-name="Standard">veuillez vérifier que ils sont bien présentes ,ils sont donner avec l’énoncer.</text:p>
      <text:p text:style-name="Standard"/>
      <text:p text:style-name="Standard">-----------</text:p>
      <text:p text:style-name="Standard">b.Les fontions</text:p>
      <text:p text:style-name="Standard">-----------</text:p>
      <text:p text:style-name="Standard">zoo.py</text:p>
      <text:p text:style-name="Standard"/>
      <text:p text:style-name="Standard">affiche(table) ;</text:p>
      <text:p text:style-name="Standard">Fonction qui affiche les éléments d'une table, un élément par ligne,quelle que soit le type de cet élément .</text:p>
      <text:p text:style-name="Standard"/>
      <text:p text:style-name="Standard">csv_tuple(nom de fichier) ;</text:p>
      <text:p text:style-name="Standard">Fonction qui importe un fichier csv sous la forme d'une liste de tuples en sautant la ligne d'entêtes .</text:p>
      <text:p text:style-name="Standard"/>
      <text:p text:style-name="Standard">detecte_doublons(table) ;</text:p>
      <text:p text:style-name="Standard">Fonction qui renvoie True si au moins un doublon est détecté .</text:p>
      <text:p text:style-name="Standard"/>
      <text:p text:style-name="Standard">supprime_doublons(table) ; Fonction qui supprime les doublons d'une table .</text:p>
      <text:p text:style-name="Standard"/>
      <text:p text:style-name="Standard">csv_liste(nom de fichier) ; </text:p>
      <text:p text:style-name="Standard">Fonction qui importe un fichier csv sous la forme d'une liste de listes en sautant la ligne d'entêtes .</text:p>
      <text:p text:style-name="Standard"/>
      <text:p text:style-name="Standard">inp(text) ; Fontion input de base avec try except .</text:p>
      <text:p text:style-name="Standard"/>
      <text:p text:style-name="Standard">ajout_nom(table) ;</text:p>
      <text:p text:style-name="Standard">Fonction qui demande et ajoute un nom à chaque élément de la table ,</text:p>
      <text:p text:style-name="Standard">peut accepter table de tuple et lists renvoie toujours table(list) de lists .</text:p>
      <text:p text:style-name="Standard"/>
      <text:p text:style-name="P2">-----------</text:p>
      <text:p text:style-name="Standard">c.Plus Avancé</text:p>
      <text:p text:style-name="Standard">-----------</text:p>
      <text:p text:style-name="Standard">zoo2.py</text:p>
      <text:p text:style-name="Standard"/>
      <text:p text:style-name="Standard">affiche(table) ;</text:p>
      <text:p text:style-name="Standard">Fonction qui affiche les éléments d'une table, un élément par ligne,quelle que soit le type de cet élément .</text:p>
      <text:p text:style-name="Standard"/>
      <text:p text:style-name="Standard"/>
      <text:p text:style-name="Standard"><text:s/>csv_dict(nom de fichier) ;</text:p>
      <text:p text:style-name="Standard">Fonction qui importe un fichier csv sous la forme d'une liste de dictionnaires en utilisant la ligne d'entêtes comme clés .</text:p>
      <text:p text:style-name="Standard"/>
      <text:p text:style-name="Standard"><text:s/>fusion_tables(table1 et table2) ;</text:p>
      <text:p text:style-name="Standard">Fonction qui combine les deux tables en ne gardant que les champs 'nom', 'espèce', 'lieu' et 'comportement' .</text:p>
      <text:p text:style-name="Standard"/>
      <text:p text:style-name="Standard"><text:s/>filtre_table(table) ;</text:p>
      <text:p text:style-name="Standard">Fonction qui renvoir une table avec seulement les animaux n'ayant pas un comportement normal .</text:p>
      <text:p text:style-name="Standard"/>
      <text:p text:style-name="Standard">Crédits :</text:p>
      <text:p text:style-name="Standard">PAVARD Arthur, LUPETU Uriel, LAPOUGE Terry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6T00:58:40</dc:date>
    <meta:editing-duration>PT1H11M14S</meta:editing-duration>
    <meta:editing-cycles>18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3" meta:word-count="304" meta:character-count="1824" meta:non-whitespace-character-count="1561"/>
  </office:meta>
</office:document-meta>
</file>